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style:text-autospace="none"/>
      <style:text-properties style:use-window-font-color="true"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style:style style:name="P10" style:family="paragraph" style:parent-style-name="Standard" style:list-style-name="L8">
      <style:text-properties fo:font-weight="normal" style:font-weight-asian="normal" style:font-weight-complex="normal"/>
    </style:style>
    <style:style style:name="P11" style:family="paragraph" style:parent-style-name="Standard" style:list-style-name="L9">
      <style:text-properties fo:font-weight="normal" style:font-weight-asian="normal" style:font-weight-complex="normal"/>
    </style:style>
    <style:style style:name="P12" style:family="paragraph" style:parent-style-name="Standard" style:list-style-name="L10">
      <style:text-properties fo:font-weight="normal" style:font-weight-asian="normal" style:font-weight-complex="normal"/>
    </style:style>
    <style:style style:name="P13" style:family="paragraph" style:parent-style-name="Standard" style:list-style-name="L16"/>
    <style:style style:name="P14" style:family="paragraph" style:parent-style-name="Standard" style:list-style-name="L17"/>
    <style:style style:name="P15" style:family="paragraph" style:parent-style-name="Standard" style:list-style-name="L18"/>
    <style:style style:name="P16" style:family="paragraph" style:parent-style-name="Standard" style:list-style-name="L19"/>
    <style:style style:name="P17" style:family="paragraph" style:parent-style-name="Standard" style:list-style-name="L20"/>
    <style:style style:name="P18" style:family="paragraph" style:parent-style-name="Standard" style:list-style-name="L21"/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ED FEATURES</text:p>
      <text:p text:style-name="P1"/>
      <text:p text:style-name="P2">Camera &amp; Position (con movimento tramite frecce, A,Z pgUP, pgDOWN)</text:p>
      <text:p text:style-name="P2">Input da Tastiera (per movimento ed Exit (Esc)</text:p>
      <text:p text:style-name="P2">Timer </text:p>
      <text:p text:style-name="P2">CPU-Monitor</text:p>
      <text:p text:style-name="P2">FPS-Monitor</text:p>
      <text:p text:style-name="P2">Text Drawer (per tenere monitorati FPS e Usage CPU)</text:p>
      <text:p text:style-name="P2"/>
      <text:p text:style-name="P2">MODEL</text:p>
      <text:list xml:id="list946422460511010951" text:style-name="L3">
        <text:list-item>
          <text:p text:style-name="P5">Caricamento modello da file txt</text:p>
        </text:list-item>
        <text:list-item>
          <text:p text:style-name="P5">Possibilità di renderizzare istanze del modello (Draw Istanced) (Copie esatte)</text:p>
        </text:list-item>
        <text:list-item>
          <text:p text:style-name="P5">Possibilità di renderizzare piu modelli (piu gameObject stesso modello precaricato)</text:p>
        </text:list-item>
      </text:list>
      <text:p text:style-name="P2"/>
      <text:p text:style-name="P2">GAMEOBJECT</text:p>
      <text:list xml:id="list750908202320437571" text:style-name="L4">
        <text:list-item>
          <text:p text:style-name="P6">Ogni GO ha un puntatore alla mesh da usare (al model)</text:p>
        </text:list-item>
        <text:list-item>
          <text:p text:style-name="P6">Ogni GO ha la sua propria posizione</text:p>
        </text:list-item>
        <text:list-item>
          <text:p text:style-name="P6">Ha il proprio set di Textures</text:p>
        </text:list-item>
        <text:list-item>
          <text:p text:style-name="P6">Ha il proprio RigidBody (in caso di fisica)</text:p>
        </text:list-item>
        <text:list-item>
          <text:p text:style-name="P6">Utilizza il proprio Shader</text:p>
        </text:list-item>
      </text:list>
      <text:p text:style-name="P2"/>
      <text:p text:style-name="P2">MODELLIST</text:p>
      <text:list xml:id="list1636218350413941037" text:style-name="L5">
        <text:list-item>
          <text:p text:style-name="P7">Create due liste di scena, modelli con rigidbody e modelli senza (questo ci è servito per aggiornamento delle posizioni del GO e del RigidBody) (Pool di GameObject)</text:p>
        </text:list-item>
        <text:list-item>
          <text:p text:style-name="P7">Render solo dei modelli in scena, e solo quelli visualizzati dalla cam (FrustumCulling)</text:p>
        </text:list-item>
      </text:list>
      <text:p text:style-name="P2"/>
      <text:p text:style-name="P2">FRUSTUM</text:p>
      <text:list xml:id="list8332998554729596723" text:style-name="L6">
        <text:list-item>
          <text:p text:style-name="P8">Creazione del frustum</text:p>
        </text:list-item>
        <text:list-item>
          <text:p text:style-name="P8">Check se sfera o cubo o rettangolo o punto sono inclusi nel frustum o no</text:p>
        </text:list-item>
      </text:list>
      <text:p text:style-name="P2"/>
      <text:p text:style-name="P2">TERRAIN</text:p>
      <text:list xml:id="list5893980215305382461" text:style-name="L7">
        <text:list-item>
          <text:p text:style-name="P9">Creazione terreno con modello creato da codice (non file txt) e renderizzato con il depthshader (riconoscimento distanza dalla cam)</text:p>
        </text:list-item>
      </text:list>
      <text:p text:style-name="P2"/>
      <text:p text:style-name="P2">LUCI</text:p>
      <text:list xml:id="list3348396527017317031" text:style-name="L8">
        <text:list-item>
          <text:p text:style-name="P10">Creazione e modifica luci : ambientale, diffusa, riflessa.....ma al momento non c'è lo shader adatto a visualizzarle</text:p>
        </text:list-item>
      </text:list>
      <text:p text:style-name="P2"/>
      <text:p text:style-name="P2">TEXTURE</text:p>
      <text:list xml:id="list7744443087451002530" text:style-name="L9">
        <text:list-item>
          <text:p text:style-name="P11">Caricamento Texture necessarie alla scena (preload) e mantenimento in un pool da poter utilizzare con più gamesObject (Pool di Textures)</text:p>
        </text:list-item>
        <text:list-item>
          <text:p text:style-name="P11">Render di modelli con una o con due textures (alphablendate)</text:p>
        </text:list-item>
      </text:list>
      <text:p text:style-name="P2"/>
      <text:p text:style-name="P2">SHADER</text:p>
      <text:list xml:id="list5354343363545988242" text:style-name="L10">
        <text:list-item>
          <text:p text:style-name="P12">3 shader fra cui scegliere per renderizzare il modello : color, depth, teture (quest'ultima con una o due textures) (Shadow shader non completata)</text:p>
        </text:list-item>
        <text:list-item>
          <text:p text:style-name="P12">Shader Manager per gestire i diversi shader</text:p>
        </text:list-item>
        <text:list-item>
          <text:p text:style-name="P12">Compilazione shader a build time</text:p>
        </text:list-item>
      </text:list>
      <text:p text:style-name="P2"/>
      <text:p text:style-name="P2">RENDER TO TEXTURE</text:p>
      <text:list xml:id="list4701989143033273153" text:style-name="L16">
        <text:list-item>
          <text:p text:style-name="P13"><text:span text:style-name="T1">Possibilità di renderizzare la scena su una texture (e poi magari utilizzarla per creare effetti </text:span><text:soft-page-break/><text:span text:style-name="T1">tipo riflessione) (al momento disattivato visto che dimezza le performance)</text:span></text:p>
        </text:list-item>
      </text:list>
      <text:p text:style-name="Standard"><text:span text:style-name="T1"/></text:p>
      <text:p text:style-name="Standard"><text:span text:style-name="T1">DIRECTX</text:span></text:p>
      <text:list xml:id="list2614454161960656361" text:style-name="L17">
        <text:list-item>
          <text:p text:style-name="P14"><text:span text:style-name="T1">Classe per la gestione delle direct X con inizializzazione e..</text:span></text:p>
        </text:list-item>
        <text:list-item>
          <text:p text:style-name="P14"><text:span text:style-name="T1">Turn ON/OFF Z Buffer</text:span></text:p>
        </text:list-item>
        <text:list-item>
          <text:p text:style-name="P14"><text:span text:style-name="T1">Turn ON/OFF AlphaBlending</text:span></text:p>
        </text:list-item>
        <text:list-item>
          <text:p text:style-name="P14"><text:span text:style-name="T1">Reset Viewport</text:span></text:p>
        </text:list-item>
      </text:list>
      <text:p text:style-name="Standard"><text:span text:style-name="T1"/></text:p>
      <text:p text:style-name="Standard"><text:span text:style-name="T1">CONSTANTS</text:span></text:p>
      <text:list xml:id="list6717047795333819139" text:style-name="L18">
        <text:list-item>
          <text:p text:style-name="P15"><text:span text:style-name="T1">Separate tutte le costanti nel file Constants.h</text:span></text:p>
        </text:list-item>
      </text:list>
      <text:p text:style-name="Standard"><text:span text:style-name="T1"/></text:p>
      <text:p text:style-name="Standard"><text:span text:style-name="T1">PARTICLE SYSTEM</text:span></text:p>
      <text:list xml:id="list201483830891981530" text:style-name="L19">
        <text:list-item>
          <text:p text:style-name="P16"><text:span text:style-name="T1">Gestione tramite una classe a parte</text:span></text:p>
        </text:list-item>
        <text:list-item>
          <text:p text:style-name="P16"><text:span text:style-name="T1">Settaggio e modifica tutte le variabili come Deviation, velocity, size, particle per second, max particle</text:span></text:p>
        </text:list-item>
        <text:list-item>
          <text:p text:style-name="P16"><text:span text:style-name="T1">Utilizzo di uno shader apposito</text:span></text:p>
        </text:list-item>
        <text:list-item>
          <text:p text:style-name="P16"><text:span text:style-name="T1">Utilizzo di una texture (diamond) ed un settaggio random dei colori su un quad creato da codice</text:span></text:p>
        </text:list-item>
      </text:list>
      <text:p text:style-name="Standard"><text:span text:style-name="T1"/></text:p>
      <text:p text:style-name="Standard"><text:span text:style-name="T1">PHYSICS SYSTEM</text:span></text:p>
      <text:list xml:id="list6252797890784645035" text:style-name="L20">
        <text:list-item>
          <text:p text:style-name="P17"><text:span text:style-name="T1">Aggiunta RigidBody agli oggetti di scena</text:span></text:p>
        </text:list-item>
        <text:list-item>
          <text:p text:style-name="P17"><text:span text:style-name="T1">Gravità</text:span></text:p>
        </text:list-item>
        <text:list-item>
          <text:p text:style-name="P17"><text:span text:style-name="T1">Collisioni con piano, sfera-sfera, sfera-cubo, cubo-cubo</text:span></text:p>
        </text:list-item>
        <text:list-item>
          <text:p text:style-name="P17"><text:span text:style-name="T1">Gestione applicazione forze al rigidBody (e quindi all'oggetto)</text:span></text:p>
        </text:list-item>
      </text:list>
      <text:p text:style-name="Standard"><text:span text:style-name="T1"/></text:p>
      <text:p text:style-name="Standard"><text:span text:style-name="T1"/></text:p>
      <text:p text:style-name="Standard"><text:span text:style-name="T1">MY APPLICATION</text:span></text:p>
      <text:list xml:id="list5486563508104751660" text:style-name="L21">
        <text:list-item>
          <text:p text:style-name="P18"><text:span text:style-name="T1">Creazione di una classe per nascondere tutte le funzionalità dell'engine</text:span></text:p>
        </text:list-item>
      </text:list>
      <text:p text:style-name="Standard"><text:span text:style-name="T1"/></text:p>
      <text:p text:style-name="Standard"><text:span text:style-name="T1">In my application sono presenti delle chiamate commentate....decommentandole e commentandole partirà il rispettivo esempio (questa scelta è stata fatta solo per evidenziare i tre esercizi da noi fatti)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6M36S</meta:editing-duration>
    <meta:editing-cycles>8</meta:editing-cycles>
    <meta:generator>OpenOffice/4.1.1$Win32 OpenOffice.org_project/411m6$Build-9775</meta:generator>
    <dc:date>2015-06-29T16:22:28.37</dc:date>
    <meta:document-statistic meta:table-count="0" meta:image-count="0" meta:object-count="0" meta:page-count="2" meta:paragraph-count="56" meta:word-count="458" meta:character-count="2808"/>
    <meta:user-defined meta:name="Info 1"/>
    <meta:user-defined meta:name="Info 2"/>
    <meta:user-defined meta:name="Info 3"/>
    <meta:user-defined meta:name="Info 4"/>
  </office:meta>
</office:document-meta>
</file>